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17cm" fo:min-width="3.003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258cm" fo:min-width="2.675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3.363cm"/>
    </style:style>
    <style:style style:name="gr8" style:family="graphic" style:parent-style-name="objectwithoutfill">
      <style:graphic-properties svg:stroke-color="#ed1c24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52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3.286cm" svg:x2="2.905cm" svg:y2="5.191cm">
          <text:p/>
        </draw:line>
        <draw:line draw:style-name="gr2" draw:text-style-name="P2" draw:layer="layout" svg:x1="2.27cm" svg:y1="3.794cm" svg:x2="3.413cm" svg:y2="3.794cm">
          <text:p/>
        </draw:line>
        <draw:line draw:style-name="gr2" draw:text-style-name="P2" draw:layer="layout" svg:x1="2.905cm" svg:y1="4.937cm" svg:x2="2.397cm" svg:y2="5.699cm">
          <text:p/>
        </draw:line>
        <draw:line draw:style-name="gr2" draw:text-style-name="P2" draw:layer="layout" svg:x1="2.905cm" svg:y1="4.937cm" svg:x2="3.54cm" svg:y2="5.699cm">
          <text:p/>
        </draw:line>
        <draw:custom-shape draw:style-name="gr3" draw:text-style-name="P1" draw:layer="layout" svg:width="4.953cm" svg:height="2.921cm" svg:x="14.97cm" svg:y="0.746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15.605cm" svg:y="3.921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15.478cm" svg:y="9.89cm">
          <text:p text:style-name="P1">DELETE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0.508cm" svg:x="2.016cm" svg:y="16.621cm">
          <text:p text:style-name="P1">admin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43cm" svg:height="0.962cm" svg:x="10.017cm" svg:y="0.038cm">
          <draw:text-box>
            <text:p>Donjons &amp; Dragon Role Game Use Case</text:p>
          </draw:text-box>
        </draw:frame>
        <draw:custom-shape draw:style-name="gr3" draw:text-style-name="P1" draw:layer="layout" svg:width="4.953cm" svg:height="2.921cm" svg:x="15.224cm" svg:y="12.684cm">
          <text:p text:style-name="P1">CREATE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175cm" svg:height="0.508cm" svg:x="1.635cm" svg:y="6.08cm">
          <text:p text:style-name="P1">Free u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1cm" svg:height="2.794cm" svg:x="14.843cm" svg:y="15.351cm">
          <text:p text:style-name="P1">CREATE H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461cm" svg:height="2.794cm" svg:x="14.716cm" svg:y="17.637cm">
          <text:p text:style-name="P1">CHOOSE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.651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032cm" svg:y1="13.954cm" svg:x2="3.032cm" svg:y2="15.859cm">
          <text:p/>
        </draw:line>
        <draw:line draw:style-name="gr2" draw:text-style-name="P2" draw:layer="layout" svg:x1="2.397cm" svg:y1="14.462cm" svg:x2="3.54cm" svg:y2="14.462cm">
          <text:p/>
        </draw:line>
        <draw:line draw:style-name="gr2" draw:text-style-name="P2" draw:layer="layout" svg:x1="3.032cm" svg:y1="15.605cm" svg:x2="2.524cm" svg:y2="16.367cm">
          <text:p/>
        </draw:line>
        <draw:line draw:style-name="gr2" draw:text-style-name="P2" draw:layer="layout" svg:x1="3.032cm" svg:y1="15.732cm" svg:x2="3.794cm" svg:y2="16.494cm">
          <text:p/>
        </draw:line>
        <draw:line draw:style-name="gr8" draw:text-style-name="P2" draw:layer="layout" svg:x1="3.413cm" svg:y1="2.905cm" svg:x2="15.478cm" svg:y2="2.524cm">
          <text:p/>
        </draw:line>
        <draw:custom-shape draw:style-name="gr4" draw:text-style-name="P1" draw:layer="layout" svg:width="2.032cm" svg:height="0.508cm" svg:x="2.016cm" svg:y="11.54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778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159cm" svg:y1="8.874cm" svg:x2="3.159cm" svg:y2="10.779cm">
          <text:p/>
        </draw:line>
        <draw:line draw:style-name="gr2" draw:text-style-name="P2" draw:layer="layout" svg:x1="2.524cm" svg:y1="9.382cm" svg:x2="3.667cm" svg:y2="9.382cm">
          <text:p/>
        </draw:line>
        <draw:line draw:style-name="gr2" draw:text-style-name="P2" draw:layer="layout" svg:x1="3.159cm" svg:y1="10.525cm" svg:x2="2.651cm" svg:y2="11.287cm">
          <text:p/>
        </draw:line>
        <draw:line draw:style-name="gr2" draw:text-style-name="P2" draw:layer="layout" svg:x1="3.159cm" svg:y1="10.652cm" svg:x2="3.921cm" svg:y2="11.414cm">
          <text:p/>
        </draw:line>
        <draw:line draw:style-name="gr2" draw:text-style-name="P2" draw:layer="layout" svg:x1="3.921cm" svg:y1="8.874cm" svg:x2="15.605cm" svg:y2="3.159cm">
          <text:p/>
        </draw:line>
        <draw:custom-shape draw:style-name="gr9" draw:text-style-name="P1" draw:layer="layout" svg:width="6.35cm" svg:height="2.54cm" svg:x="14.843cm" svg:y="7.223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21cm" svg:y1="9.128cm" svg:x2="15.478cm" svg:y2="5.699cm">
          <text:p/>
        </draw:line>
        <draw:line draw:style-name="gr2" draw:text-style-name="P2" draw:layer="layout" svg:x1="4.429cm" svg:y1="9.763cm" svg:x2="14.462cm" svg:y2="8.366cm">
          <text:p/>
        </draw:line>
        <draw:line draw:style-name="gr2" draw:text-style-name="P2" draw:layer="layout" svg:x1="3.921cm" svg:y1="11.033cm" svg:x2="14.716cm" svg:y2="18.526cm">
          <text:p/>
        </draw:line>
        <draw:line draw:style-name="gr2" draw:text-style-name="P2" draw:layer="layout" svg:x1="4.429cm" svg:y1="15.605cm" svg:x2="14.335cm" svg:y2="16.494cm">
          <text:p/>
        </draw:line>
        <draw:line draw:style-name="gr2" draw:text-style-name="P2" draw:layer="layout" svg:x1="4.937cm" svg:y1="14.97cm" svg:x2="14.589cm" svg:y2="14.208cm">
          <text:p/>
        </draw:line>
        <draw:line draw:style-name="gr2" draw:text-style-name="P2" draw:layer="layout" svg:x1="4.556cm" svg:y1="13.827cm" svg:x2="14.335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9:07:40.540554852</meta:creation-date>
    <dc:date>2020-05-26T16:20:14.845378614</dc:date>
    <meta:editing-duration>PT21M28S</meta:editing-duration>
    <meta:editing-cycles>5</meta:editing-cycles>
    <meta:generator>LibreOffice/6.0.7.3$Linux_X86_64 LibreOffice_project/00m0$Build-3</meta:generator>
    <meta:document-statistic meta:object-count="34"/>
  </office:meta>
</office:document-meta>
</file>